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ing" style:list-style-name="" style:master-page-name="">
      <style:paragraph-properties fo:margin-left="1.251cm" fo:margin-right="0cm" fo:margin-top="0.3cm" fo:margin-bottom="0.3cm" style:contextual-spacing="false" fo:text-align="start" style:justify-single-word="false" fo:text-indent="0cm" style:auto-text-indent="false" style:page-number="auto"/>
      <style:text-properties fo:font-size="16pt" style:font-size-asian="16pt" style:font-size-complex="16pt"/>
    </style:style>
    <style:style style:name="P9" style:family="paragraph" style:parent-style-name="Heading" style:list-style-name="" style:master-page-name="">
      <style:paragraph-properties fo:margin-left="1.251cm" fo:margin-right="0cm" fo:margin-top="0.3cm" fo:margin-bottom="0.3cm" style:contextual-spacing="false" fo:text-align="start" style:justify-single-word="false" fo:text-indent="0cm" style:auto-text-indent="false" style:page-number="auto">
        <style:tab-stops/>
      </style:paragraph-properties>
      <style:text-properties fo:font-size="16pt" style:font-size-asian="16pt" style:font-size-complex="16pt"/>
    </style:style>
    <style:style style:name="P10" style:family="paragraph" style:parent-style-name="Heading" style:list-style-name="">
      <style:paragraph-properties fo:margin-left="1.251cm" fo:margin-right="0cm" fo:margin-top="0.3cm" fo:margin-bottom="0.3cm" style:contextual-spacing="false" fo:text-align="start" style:justify-single-word="false" fo:text-indent="0cm" style:auto-text-indent="false">
        <style:tab-stops/>
      </style:paragraph-properties>
      <style:text-properties fo:font-size="16pt" style:font-size-asian="16pt" style:font-size-complex="16pt"/>
    </style:style>
    <style:style style:name="P11" style:family="paragraph" style:parent-style-name="Subtitle" style:list-style-name="">
      <style:paragraph-properties fo:margin-top="0.101cm" fo:margin-bottom="0.101cm" style:contextual-spacing="false" fo:text-align="start" style:justify-single-word="false"/>
      <style:text-properties fo:font-size="16pt" style:font-size-asian="16pt" style:font-size-complex="16pt"/>
    </style:style>
    <style:style style:name="P12" style:family="paragraph" style:parent-style-name="Subtitle" style:list-style-name="" style:master-page-name="">
      <style:paragraph-properties fo:margin-top="0.101cm" fo:margin-bottom="0.101cm" style:contextual-spacing="false" style:page-number="auto">
        <style:tab-stops/>
      </style:paragraph-properties>
      <style:text-properties fo:font-size="16pt" style:font-size-asian="16pt" style:font-size-complex="16pt"/>
    </style:style>
    <style:style style:name="P13" style:family="paragraph" style:parent-style-name="Subtitle" style:list-style-name="" style:master-page-name="">
      <style:paragraph-properties fo:margin-top="0.101cm" fo:margin-bottom="0.101cm" style:contextual-spacing="false" style:page-number="auto">
        <style:tab-stops/>
      </style:paragraph-properties>
      <style:text-properties fo:font-size="16pt" style:font-size-asian="16pt" style:font-size-complex="16pt"/>
    </style:style>
    <style:style style:name="P14" style:family="paragraph" style:parent-style-name="Subtitle" style:list-style-name="" style:master-page-name="">
      <style:paragraph-properties fo:margin-top="0.101cm" fo:margin-bottom="0.101cm" style:contextual-spacing="false" style:page-number="auto">
        <style:tab-stops/>
      </style:paragraph-properties>
      <style:text-properties fo:font-size="16pt" style:font-size-asian="16pt" style:font-size-complex="16pt"/>
    </style:style>
    <style:style style:name="P15" style:family="paragraph" style:parent-style-name="Subtitle" style:list-style-name="" style:master-page-name="">
      <style:paragraph-properties style:page-number="auto"/>
    </style:style>
    <style:style style:name="P16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  <style:text-properties officeooo:paragraph-rsid="00826542"/>
    </style:style>
    <style:style style:name="P17" style:family="paragraph" style:parent-style-name="Text_20_body">
      <style:paragraph-properties fo:margin-left="0cm" fo:margin-right="0cm" fo:line-height="150%" fo:text-indent="1.251cm" style:auto-text-indent="false">
        <style:tab-stops/>
      </style:paragraph-properties>
      <style:text-properties fo:font-size="16pt" style:font-size-asian="16pt" style:font-size-complex="16pt"/>
    </style:style>
    <style:style style:name="P18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  <style:text-properties fo:font-size="16pt" style:font-size-asian="16pt" style:font-size-complex="16pt"/>
    </style:style>
    <style:style style:name="P19" style:family="paragraph" style:parent-style-name="Text_20_body" style:master-page-name="">
      <style:paragraph-properties fo:margin-left="0cm" fo:margin-right="0cm" fo:line-height="150%" fo:text-indent="1.251cm" style:auto-text-indent="false" style:page-number="auto">
        <style:tab-stops/>
      </style:paragraph-properties>
      <style:text-properties fo:font-size="16pt" style:font-size-asian="16pt" style:font-size-complex="16pt"/>
    </style:style>
    <style:style style:name="P20" style:family="paragraph" style:parent-style-name="Глава" style:list-style-name="" style:master-page-name="First_20_Page">
      <style:paragraph-properties fo:margin-left="0cm" fo:margin-right="0cm" fo:margin-top="0cm" fo:margin-bottom="0.3cm" style:contextual-spacing="false" fo:text-align="center" style:justify-single-word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5ffed0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Глава</text:h>
      <text:h text:style-name="P9" text:outline-level="2">Заголовок</text:h>
      <text:h text:style-name="P11" text:outline-level="3">Подзаголовок</text:h>
      <text:p text:style-name="P16"><text:bookmark-start text:name="__DdeLink__62_3318089738"/><text:span text:style-name="T2">О</text:span><text:bookmark-start text:name="__DdeLink__59_3318089738"/><text:span text:style-name="T2">сновной текст документа.</text:span><text:bookmark-end text:name="__DdeLink__62_3318089738"/><text:bookmark-end text:name="__DdeLink__59_3318089738"/><text:span text:style-name="T2"> О</text:span><text:bookmark-start text:name="__DdeLink__59_3318089738 Копия 1"/><text:span text:style-name="T2">сновной текст документа.</text:span><text:bookmark-end text:name="__DdeLink__59_3318089738 Копия 1"/><text:span text:style-name="T2">О</text:span><text:bookmark-start text:name="__DdeLink__59_3318089738 Копия 2"/><text:span text:style-name="T2">сновной текст документа.</text:span><text:bookmark-end text:name="__DdeLink__59_3318089738 Копия 2"/><text:span text:style-name="T2">О</text:span><text:bookmark-start text:name="__DdeLink__59_3318089738 Копия 3"/><text:span text:style-name="T2">сновной текст документа.</text:span><text:bookmark-end text:name="__DdeLink__59_3318089738 Копия 3"/><text:span text:style-name="T2">О</text:span><text:bookmark-start text:name="__DdeLink__59_3318089738 Копия 4"/><text:span text:style-name="T2">сновной текст документа.</text:span><text:bookmark-end text:name="__DdeLink__59_3318089738 Копия 4"/><text:span text:style-name="T2">О</text:span><text:bookmark-start text:name="__DdeLink__59_3318089738 Копия 5"/><text:span text:style-name="T2">сновной текст документа.</text:span><text:bookmark-end text:name="__DdeLink__59_3318089738 Копия 5"/><text:span text:style-name="T2">О</text:span><text:bookmark-start text:name="__DdeLink__59_3318089738 Копия 6"/><text:span text:style-name="T2">сновной текст документа.</text:span><text:bookmark-end text:name="__DdeLink__59_3318089738 Копия 6"/><text:span text:style-name="T2">О</text:span><text:bookmark-start text:name="__DdeLink__59_3318089738 Копия 7"/><text:span text:style-name="T2">сновной текст документа.</text:span><text:bookmark-end text:name="__DdeLink__59_3318089738 Копия 7"/><text:span text:style-name="T2">О</text:span><text:bookmark-start text:name="__DdeLink__59_3318089738 Копия 8"/><text:span text:style-name="T2">сновной текст документа.</text:span><text:bookmark-end text:name="__DdeLink__59_3318089738 Копия 8"/><text:span text:style-name="T2">О</text:span><text:bookmark-start text:name="__DdeLink__59_3318089738 Копия 9"/><text:span text:style-name="T2">сновной текст документа.</text:span><text:bookmark-end text:name="__DdeLink__59_3318089738 Копия 9"/><text:span text:style-name="T2">О</text:span><text:bookmark-start text:name="__DdeLink__59_3318089738 Копия 10"/><text:span text:style-name="T2">сновной текст документа.</text:span><text:bookmark-end text:name="__DdeLink__59_3318089738 Копия 10"/><text:span text:style-name="T2">О</text:span><text:bookmark-start text:name="__DdeLink__59_3318089738 Копия 11"/><text:span text:style-name="T2">сновной текст документа.</text:span><text:bookmark-end text:name="__DdeLink__59_3318089738 Копия 11"/><text:span text:style-name="T2">О</text:span><text:bookmark-start text:name="__DdeLink__59_3318089738 Копия 12"/><text:span text:style-name="T2">сновной текст документа.</text:span><text:bookmark-end text:name="__DdeLink__59_3318089738 Копия 12"/><text:span text:style-name="T2">О</text:span><text:bookmark-start text:name="__DdeLink__59_3318089738 Копия 13"/><text:span text:style-name="T2">сновной текст документа.</text:span><text:bookmark-end text:name="__DdeLink__59_3318089738 Копия 13"/><text:span text:style-name="T2">О</text:span><text:bookmark-start text:name="__DdeLink__59_3318089738 Копия 14"/><text:span text:style-name="T2">сновной текст документа.</text:span><text:bookmark-end text:name="__DdeLink__59_3318089738 Копия 14"/><text:span text:style-name="T2">О</text:span><text:bookmark-start text:name="__DdeLink__59_3318089738 Копия 15"/><text:span text:style-name="T2">сновной текст документа.</text:span><text:bookmark-end text:name="__DdeLink__59_3318089738 Копия 15"/><text:span text:style-name="T2">О</text:span><text:bookmark-start text:name="__DdeLink__59_3318089738 Копия 16"/><text:span text:style-name="T2">сновной текст документа.</text:span><text:bookmark-end text:name="__DdeLink__59_3318089738 Копия 16"/><text:span text:style-name="T2">О</text:span><text:bookmark-start text:name="__DdeLink__59_3318089738 Копия 17"/><text:span text:style-name="T2">сновной текст документа.</text:span><text:bookmark-end text:name="__DdeLink__59_3318089738 Копия 17"/><text:span text:style-name="T2">О</text:span><text:bookmark-start text:name="__DdeLink__59_3318089738 Копия 18"/><text:span text:style-name="T2">сновной текст документа.</text:span><text:bookmark-end text:name="__DdeLink__59_3318089738 Копия 18"/><text:span text:style-name="T2">О</text:span><text:bookmark-start text:name="__DdeLink__59_3318089738 Копия 19"/><text:span text:style-name="T2">сновной текст документа.</text:span><text:bookmark-end text:name="__DdeLink__59_3318089738 Копия 19"/><text:span text:style-name="T2">О</text:span><text:bookmark-start text:name="__DdeLink__59_3318089738 Копия 20"/><text:span text:style-name="T2">сновной текст документа.</text:span><text:bookmark-end text:name="__DdeLink__59_3318089738 Копия 20"/><text:span text:style-name="T2">О</text:span><text:bookmark-start text:name="__DdeLink__59_3318089738 Копия 21"/><text:span text:style-name="T2">сновной текст документа.</text:span><text:bookmark-end text:name="__DdeLink__59_3318089738 Копия 21"/><text:span text:style-name="T2">О</text:span><text:bookmark-start text:name="__DdeLink__59_3318089738 Копия 22"/><text:span text:style-name="T2">сновной текст документа.</text:span><text:bookmark-end text:name="__DdeLink__59_3318089738 Копия 22"/><text:span text:style-name="T2">О</text:span><text:bookmark-start text:name="__DdeLink__59_3318089738 Копия 23"/><text:span text:style-name="T2">сновной текст документа.</text:span><text:bookmark-end text:name="__DdeLink__59_3318089738 Копия 23"/><text:span text:style-name="T2">О</text:span><text:bookmark-start text:name="__DdeLink__59_3318089738 Копия 24"/><text:span text:style-name="T2">сновной текст документа.</text:span><text:bookmark-end text:name="__DdeLink__59_3318089738 Копия 24"/><text:span text:style-name="T2">О</text:span><text:bookmark-start text:name="__DdeLink__59_3318089738 Копия 25"/><text:span text:style-name="T2">сновной текст документа.</text:span><text:bookmark-end text:name="__DdeLink__59_3318089738 Копия 25"/><text:span text:style-name="T2">О</text:span><text:bookmark-start text:name="__DdeLink__59_3318089738 Копия 26"/><text:span text:style-name="T2">сновной текст документа.</text:span><text:bookmark-end text:name="__DdeLink__59_3318089738 Копия 26"/><text:span text:style-name="T2">О</text:span><text:bookmark-start text:name="__DdeLink__59_3318089738 Копия 27"/><text:span text:style-name="T2">сновной текст документа.</text:span><text:bookmark-end text:name="__DdeLink__59_3318089738 Копия 27"/><text:span text:style-name="T2">О</text:span><text:bookmark-start text:name="__DdeLink__59_3318089738 Копия 28"/><text:span text:style-name="T2">сновной текст документа.</text:span><text:bookmark-end text:name="__DdeLink__59_3318089738 Копия 28"/><text:span text:style-name="T2">О</text:span><text:bookmark-start text:name="__DdeLink__59_3318089738 Копия 29"/><text:span text:style-name="T2">сновной текст документа.</text:span><text:bookmark-end text:name="__DdeLink__59_3318089738 Копия 29"/><text:span text:style-name="T2">О</text:span><text:bookmark-start text:name="__DdeLink__59_3318089738 Копия 30"/><text:span text:style-name="T2">сновной текст документа.</text:span><text:bookmark-end text:name="__DdeLink__59_3318089738 Копия 30"/><text:span text:style-name="T2">О</text:span><text:bookmark-start text:name="__DdeLink__59_3318089738 Копия 31"/><text:span text:style-name="T2">сновной текст документа.</text:span><text:bookmark-end text:name="__DdeLink__59_3318089738 Копия 31"/><text:span text:style-name="T2">О</text:span><text:bookmark-start text:name="__DdeLink__59_3318089738 Копия 32"/><text:span text:style-name="T2">сновной текст документа.</text:span><text:bookmark-end text:name="__DdeLink__59_3318089738 Копия 32"/><text:span text:style-name="T2">О</text:span><text:bookmark-start text:name="__DdeLink__59_3318089738 Копия 33"/><text:span text:style-name="T2">сновной текст документа.</text:span><text:bookmark-end text:name="__DdeLink__59_3318089738 Копия 33"/></text:p>
      <text:h text:style-name="P15" text:outline-level="3"><text:line-break/><text:span text:style-name="T2">Подзаголовок</text:span></text:h>
      <text:p text:style-name="P17"><text:soft-page-break/>О<text:bookmark-start text:name="__DdeLink__59_3318089738 Копия 49"/>сновной текст документа.<text:bookmark-end text:name="__DdeLink__59_3318089738 Копия 49"/>О<text:bookmark-start text:name="__DdeLink__59_3318089738 Копия 50"/>сновной текст документа.<text:bookmark-end text:name="__DdeLink__59_3318089738 Копия 50"/>О<text:bookmark-start text:name="__DdeLink__59_3318089738 Копия 51"/>сновной текст документа.<text:bookmark-end text:name="__DdeLink__59_3318089738 Копия 51"/>О<text:bookmark-start text:name="__DdeLink__59_3318089738 Копия 52"/>сновной текст документа.<text:bookmark-end text:name="__DdeLink__59_3318089738 Копия 52"/>О<text:bookmark-start text:name="__DdeLink__59_3318089738 Копия 53"/>сновной текст документа.<text:bookmark-end text:name="__DdeLink__59_3318089738 Копия 53"/>О<text:bookmark-start text:name="__DdeLink__59_3318089738 Копия 54"/>сновной текст документа.<text:bookmark-end text:name="__DdeLink__59_3318089738 Копия 54"/>О<text:bookmark-start text:name="__DdeLink__59_3318089738 Копия 55"/>сновной текст документа.<text:bookmark-end text:name="__DdeLink__59_3318089738 Копия 55"/>О<text:bookmark-start text:name="__DdeLink__59_3318089738 Копия 56"/>сновной текст документа.<text:bookmark-end text:name="__DdeLink__59_3318089738 Копия 56"/>О<text:bookmark-start text:name="__DdeLink__59_3318089738 Копия 57"/>сновной текст документа.<text:bookmark-end text:name="__DdeLink__59_3318089738 Копия 57"/>О<text:bookmark-start text:name="__DdeLink__59_3318089738 Копия 58"/>сновной текст документа.<text:bookmark-end text:name="__DdeLink__59_3318089738 Копия 58"/>О<text:bookmark-start text:name="__DdeLink__59_3318089738 Копия 59"/>сновной текст документа.<text:bookmark-end text:name="__DdeLink__59_3318089738 Копия 59"/>О<text:bookmark-start text:name="__DdeLink__59_3318089738 Копия 60"/>сновной текст документа.<text:bookmark-end text:name="__DdeLink__59_3318089738 Копия 60"/>О<text:bookmark-start text:name="__DdeLink__59_3318089738 Копия 61"/>сновной текст документа.<text:bookmark-end text:name="__DdeLink__59_3318089738 Копия 61"/>О<text:bookmark-start text:name="__DdeLink__59_3318089738 Копия 62"/>сновной текст документа.<text:bookmark-end text:name="__DdeLink__59_3318089738 Копия 62"/>О<text:bookmark-start text:name="__DdeLink__59_3318089738 Копия 63"/>сновной текст документа.<text:bookmark-end text:name="__DdeLink__59_3318089738 Копия 63"/>О<text:bookmark-start text:name="__DdeLink__59_3318089738 Копия 64"/>сновной текст документа.<text:bookmark-end text:name="__DdeLink__59_3318089738 Копия 64"/>О<text:bookmark-start text:name="__DdeLink__59_3318089738 Копия 65"/>сновной текст документа.<text:bookmark-end text:name="__DdeLink__59_3318089738 Копия 65"/>О<text:bookmark-start text:name="__DdeLink__59_3318089738 Копия 66"/>сновной текст документа.<text:bookmark-end text:name="__DdeLink__59_3318089738 Копия 66"/>О<text:bookmark-start text:name="__DdeLink__59_3318089738 Копия 67"/>сновной текст документа.<text:bookmark-end text:name="__DdeLink__59_3318089738 Копия 67"/>О<text:bookmark-start text:name="__DdeLink__59_3318089738 Копия 68"/>сновной текст документа.<text:bookmark-end text:name="__DdeLink__59_3318089738 Копия 68"/>О<text:bookmark-start text:name="__DdeLink__59_3318089738 Копия 69"/>сновной текст документа.<text:bookmark-end text:name="__DdeLink__59_3318089738 Копия 69"/>О<text:bookmark-start text:name="__DdeLink__59_3318089738 Копия 70"/>сновной текст документа.<text:bookmark-end text:name="__DdeLink__59_3318089738 Копия 70"/>О<text:bookmark-start text:name="__DdeLink__59_3318089738 Копия 71"/>сновной текст документа.<text:bookmark-end text:name="__DdeLink__59_3318089738 Копия 71"/>О<text:bookmark-start text:name="__DdeLink__59_3318089738 Копия 72"/>сновной текст документа.<text:bookmark-end text:name="__DdeLink__59_3318089738 Копия 72"/></text:p>
      <text:p text:style-name="Text_20_body"/>
      <text:h text:style-name="P8" text:outline-level="2">Заголовок</text:h>
      <text:h text:style-name="P12" text:outline-level="3">Подзаголовок</text:h>
      <text:p text:style-name="P18">О<text:bookmark-start text:name="__DdeLink__59_3318089738 Копия 73"/>сновной текст документа.<text:bookmark-end text:name="__DdeLink__59_3318089738 Копия 73"/>О<text:bookmark-start text:name="__DdeLink__59_3318089738 Копия 74"/>сновной текст документа.<text:bookmark-end text:name="__DdeLink__59_3318089738 Копия 74"/>О<text:bookmark-start text:name="__DdeLink__59_3318089738 Копия 75"/>сновной текст документа.<text:bookmark-end text:name="__DdeLink__59_3318089738 Копия 75"/>О<text:bookmark-start text:name="__DdeLink__59_3318089738 Копия 76"/>сновной текст документа.<text:bookmark-end text:name="__DdeLink__59_3318089738 Копия 76"/>О<text:bookmark-start text:name="__DdeLink__59_3318089738 Копия 77"/>сновной текст документа.<text:bookmark-end text:name="__DdeLink__59_3318089738 Копия 77"/>О<text:bookmark-start text:name="__DdeLink__59_3318089738 Копия 78"/>сновной текст документа.<text:bookmark-end text:name="__DdeLink__59_3318089738 Копия 78"/>О<text:bookmark-start text:name="__DdeLink__59_3318089738 Копия 79"/>сновной текст документа.<text:bookmark-end text:name="__DdeLink__59_3318089738 Копия 79"/>О<text:bookmark-start text:name="__DdeLink__59_3318089738 Копия 80"/>сновной текст документа.<text:bookmark-end text:name="__DdeLink__59_3318089738 Копия 80"/>О<text:bookmark-start text:name="__DdeLink__59_3318089738 Копия 81"/>сновной текст документа.<text:bookmark-end text:name="__DdeLink__59_3318089738 Копия 81"/>О<text:bookmark-start text:name="__DdeLink__59_3318089738 Копия 82"/>сновной текст документа.<text:bookmark-end text:name="__DdeLink__59_3318089738 Копия 82"/>О<text:bookmark-start text:name="__DdeLink__59_3318089738 Копия 83"/>сновной текст документа.<text:bookmark-end text:name="__DdeLink__59_3318089738 Копия 83"/>О<text:bookmark-start text:name="__DdeLink__59_3318089738 Копия 84"/>сновной текст документа.<text:bookmark-end text:name="__DdeLink__59_3318089738 Копия 84"/></text:p>
      <text:h text:style-name="P12" text:outline-level="3">Подзаголовок</text:h>
      <text:p text:style-name="P18">О<text:bookmark-start text:name="__DdeLink__59_3318089738 Копия 85"/>сновной текст документа.<text:bookmark-end text:name="__DdeLink__59_3318089738 Копия 85"/>О<text:bookmark-start text:name="__DdeLink__59_3318089738 Копия 86"/>сновной текст документа.<text:bookmark-end text:name="__DdeLink__59_3318089738 Копия 86"/>О<text:bookmark-start text:name="__DdeLink__59_3318089738 Копия 87"/>сновной текст документа.<text:bookmark-end text:name="__DdeLink__59_3318089738 Копия 87"/>О<text:bookmark-start text:name="__DdeLink__59_3318089738 Копия 88"/>сновной текст документа.<text:bookmark-end text:name="__DdeLink__59_3318089738 Копия 88"/>О<text:bookmark-start text:name="__DdeLink__59_3318089738 Копия 89"/>сновной текст документа.<text:bookmark-end text:name="__DdeLink__59_3318089738 Копия 89"/>О<text:bookmark-start text:name="__DdeLink__59_3318089738 Копия 90"/>сновной текст документа.<text:bookmark-end text:name="__DdeLink__59_3318089738 Копия 90"/>О<text:bookmark-start text:name="__DdeLink__59_3318089738 Копия 91"/>сновной текст документа.<text:bookmark-end text:name="__DdeLink__59_3318089738 Копия 91"/>О<text:bookmark-start text:name="__DdeLink__59_3318089738 Копия 92"/>сновной текст документа.<text:bookmark-end text:name="__DdeLink__59_3318089738 Копия 92"/>О<text:bookmark-start text:name="__DdeLink__59_3318089738 Копия 93"/>сновной текст документа.<text:bookmark-end text:name="__DdeLink__59_3318089738 Копия 93"/>О<text:bookmark-start text:name="__DdeLink__59_3318089738 Копия 94"/>сновной текст документа.<text:bookmark-end text:name="__DdeLink__59_3318089738 Копия 94"/>О<text:bookmark-start text:name="__DdeLink__59_3318089738 Копия 95"/>сновной текст документа.<text:bookmark-end text:name="__DdeLink__59_3318089738 Копия 95"/></text:p>
      <text:p text:style-name="Глава"><text:soft-page-break/>Глава</text:p>
      <text:h text:style-name="P10" text:outline-level="2">Заголовок</text:h>
      <text:h text:style-name="P12" text:outline-level="3">Подзаголовок</text:h>
      <text:p text:style-name="Text_20_body">О<text:bookmark-start text:name="__DdeLink__59_3318089738 Копия 96"/>сновной текст документа.<text:bookmark-end text:name="__DdeLink__59_3318089738 Копия 96"/>О<text:bookmark-start text:name="__DdeLink__59_3318089738 Копия 97"/>сновной текст документа.<text:bookmark-end text:name="__DdeLink__59_3318089738 Копия 97"/>О<text:bookmark-start text:name="__DdeLink__59_3318089738 Копия 98"/>сновной текст документа.<text:bookmark-end text:name="__DdeLink__59_3318089738 Копия 98"/>О<text:bookmark-start text:name="__DdeLink__59_3318089738 Копия 99"/>сновной текст документа.<text:bookmark-end text:name="__DdeLink__59_3318089738 Копия 99"/>О<text:bookmark-start text:name="__DdeLink__59_3318089738 Копия 100"/>сновной текст документа.<text:bookmark-end text:name="__DdeLink__59_3318089738 Копия 100"/>О<text:bookmark-start text:name="__DdeLink__59_3318089738 Копия 101"/>сновной текст документа.<text:bookmark-end text:name="__DdeLink__59_3318089738 Копия 10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start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Глава" style:family="paragraph" style:parent-style-name="First_20_line_20_indent">
      <style:paragraph-properties fo:text-align="start" style:justify-single-word="false" fo:padding-left="2.499cm" fo:padding-right="1cm" fo:padding-top="1.499cm" fo:padding-bottom="2cm" fo:border="none"/>
      <style:text-properties officeooo:rsid="0082654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94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4cm" fo:margin-left="0cm" fo:margin-right="0cm" fo:margin-top="0.4cm" fo:background-color="transparent" style:dynamic-spacing="false" draw:fill="none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page-number text:select-page="current">1</text:page-number></text:p>
      </style:foot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7:26:45.108059222</meta:creation-date>
    <dc:title>Default</dc:title>
    <meta:editing-cycles>2</meta:editing-cycles>
    <meta:editing-duration>PT49M33S</meta:editing-duration>
    <meta:generator>LibreOffice/7.5.6.2$Linux_X86_64 LibreOffice_project/50$Build-2</meta:generator>
    <dc:date>2024-10-08T18:16:18.171424417</dc:date>
    <meta:document-statistic meta:table-count="1" meta:image-count="0" meta:object-count="0" meta:page-count="3" meta:paragraph-count="26" meta:word-count="214" meta:character-count="2361" meta:non-whitespace-character-count="2172"/>
  </office:meta>
</office:document-meta>
</file>